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eeeeee" draw:textarea-horizontal-align="justify" draw:textarea-vertical-align="middle" draw:auto-grow-height="false" fo:min-height="1.556cm" fo:min-width="2.056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eeeeee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5cm" svg:height="2cm" svg:x="1cm" svg:y="1cm">
          <text:p text:style-name="P1"><text:span text:style-name="T1">Stage 0 BootLoader</text:span></text:p>
          <text:p text:style-name="P1"><text:span text:style-name="T1">(M-Mode)</text:span></text:p>
          <text:p text:style-name="P1"><text:span text:style-name="T1">(Load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2.75cm" svg:height="2cm" svg:x="5cm" svg:y="1cm">
          <text:p text:style-name="P1"><text:span text:style-name="T1">OpenSBI</text:span></text:p>
          <text:p text:style-name="P1"><text:span text:style-name="T1">(M-Mode)</text:span></text:p>
          <text:p text:style-name="P1"><text:span text:style-name="T1">(Runti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75cm" svg:height="2cm" svg:x="9cm" svg:y="1cm">
          <text:p text:style-name="P1"><text:span text:style-name="T1">Linux</text:span></text:p>
          <text:p text:style-name="P1"><text:span text:style-name="T1">(S-Mode)</text:span></text:p>
          <text:p text:style-name="P1"><text:span text:style-name="T1">(O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3.75cm" svg:y1="2cm" svg:x2="5cm" svg:y2="2cm" draw:start-shape="id1" draw:start-glue-point="1" draw:end-shape="id2" draw:end-glue-point="3" svg:d="M3750 2000h1250" svg:viewBox="0 0 1251 1">
          <text:p/>
        </draw:connector>
        <draw:connector draw:style-name="gr3" draw:text-style-name="P3" draw:layer="layout" svg:x1="7.75cm" svg:y1="2cm" svg:x2="9cm" svg:y2="2cm" draw:start-shape="id2" draw:start-glue-point="1" draw:end-shape="id3" draw:end-glue-point="3" svg:d="M7750 2000h1250" svg:viewBox="0 0 125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5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3T21:10:57.912393027</meta:creation-date>
    <dc:date>2022-10-24T01:10:05.810877713</dc:date>
    <meta:editing-duration>PT10M31S</meta:editing-duration>
    <meta:editing-cycles>2</meta:editing-cycles>
    <meta:generator>LibreOffice/7.3.6.2$Linux_X86_64 LibreOffice_project/30$Build-2</meta:generator>
    <meta:document-statistic meta:object-count="5"/>
  </office:meta>
</office:document-meta>
</file>